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104.39mm" svg:x="118.4mm" svg:y="21.78mm">
            <loext:p draw:notify-on-update-of-ranges="Sheet1.C3:Sheet1.C8 Sheet1.D2:Sheet1.D2 Sheet1.D3:Sheet1.D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oves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483" calcext:value-type="float">
            <text:p>14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 style:data-style-name="N2" text:time-value="20:39:46.8537396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20:01:58.540852747</meta:creation-date>
    <dc:date>2017-10-05T20:40:45.609022928</dc:date>
    <meta:editing-duration>PT13M46S</meta:editing-duration>
    <meta:editing-cycles>3</meta:editing-cycles>
    <meta:generator>LibreOffice/5.1.6.2$Linux_x86 LibreOffice_project/10m0$Build-2</meta:generator>
    <meta:document-statistic meta:table-count="1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10.44cm" xlink:href=".." xlink:type="simple" chart:class="chart:scatter" chart:style-name="ch1">
        <chart:title svg:x="5.363cm" svg:y="0.344cm" chart:style-name="ch2">
          <text:p>Input Size vs Data Moves</text:p>
        </chart:title>
        <chart:plot-area chart:style-name="ch3" table:cell-range-address="Sheet1.C3:Sheet1.D8 Sheet1.D2:Sheet1.D2" chart:data-source-has-labels="row" svg:x="1.33cm" svg:y="1.331cm" svg:width="14.349cm" svg:height="7.92cm">
          <chartooo:coordinate-region svg:x="2.137cm" svg:y="1.531cm" svg:width="12.985cm" svg:height="7.073cm"/>
          <chart:axis chart:dimension="x" chart:name="primary-x" chart:style-name="ch4">
            <chart:title svg:x="8.328cm" svg:y="9.459cm" chart:style-name="ch5">
              <text:p>N</text:p>
            </chart:title>
          </chart:axis>
          <chart:axis chart:dimension="y" chart:name="primary-y" chart:style-name="ch4">
            <chart:title svg:x="0.451cm" svg:y="5.825cm" chart:style-name="ch6">
              <text:p>Moves</text:p>
            </chart:title>
            <chart:grid chart:style-name="ch7" chart:class="major"/>
          </chart:axis>
          <chart:series chart:style-name="ch8" chart:values-cell-range-address="Sheet1.D3:Sheet1.D8" chart:label-cell-address="Sheet1.D2:Sheet1.D2" chart:class="chart:scatter">
            <chart:domain table:cell-range-address="Sheet1.C3:Sheet1.C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Moves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3:Sheet1.C8</svg:desc>
                </draw:g>
              </table:table-cell>
              <table:table-cell office:value-type="float" office:value="0">
                <text:p>0</text:p>
                <draw:g>
                  <svg:desc>Sheet1.D3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483">
                <text:p>14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